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FD348E800DFC0D9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3.7626in" draw:z-index="0"><draw:image xlink:href="Pictures/100002010000055600000300FD348E800DFC0D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8T16:43:03.544369914</meta:creation-date>
    <dc:date>2022-05-18T16:43:51.761526334</dc:date>
    <meta:editing-duration>PT4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